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fo:line-height="106%"/>
      <style:text-properties fo:font-weight="bold" style:font-weight-asian="bold" fo:font-size="20pt" style:font-size-asian="20pt"/>
    </style:style>
    <style:style style:name="P2" style:parent-style-name="Textbody" style:family="paragraph">
      <style:paragraph-properties fo:text-align="center" fo:line-height="106%"/>
      <style:text-properties fo:font-weight="bold" style:font-weight-asian="bold" fo:font-size="20pt" style:font-size-asian="20pt"/>
    </style:style>
    <style:style style:name="P3" style:parent-style-name="Textbody" style:family="paragraph">
      <style:paragraph-properties fo:text-align="center" fo:line-height="106%"/>
      <style:text-properties fo:font-weight="bold" style:font-weight-asian="bold" fo:font-size="14pt" style:font-size-asian="14pt"/>
    </style:style>
    <style:style style:name="P4" style:parent-style-name="Textbody" style:family="paragraph">
      <style:paragraph-properties fo:text-align="center" fo:line-height="106%"/>
      <style:text-properties fo:font-weight="bold" style:font-weight-asian="bold" fo:font-size="14pt" style:font-size-asian="14pt"/>
    </style:style>
    <style:style style:name="P5" style:parent-style-name="Textbody" style:family="paragraph">
      <style:paragraph-properties fo:text-align="center"/>
      <style:text-properties fo:font-weight="bold" style:font-weight-asian="bold"/>
    </style:style>
    <style:style style:name="P6" style:parent-style-name="Textbody" style:family="paragraph">
      <style:text-properties fo:font-weight="bold" style:font-weight-asian="bold"/>
    </style:style>
    <style:style style:name="P7" style:parent-style-name="Textbody" style:family="paragraph">
      <style:text-properties fo:font-weight="bold" style:font-weight-asian="bold"/>
    </style:style>
    <style:style style:name="P8" style:parent-style-name="Textbody" style:family="paragraph">
      <style:text-properties fo:font-weight="bold" style:font-weight-asian="bold"/>
    </style:style>
    <style:style style:name="P9" style:parent-style-name="Textbody" style:family="paragraph">
      <style:paragraph-properties fo:break-before="page"/>
    </style:style>
    <style:style style:name="P10" style:parent-style-name="Textbody" style:family="paragraph">
      <style:text-properties fo:font-weight="bold" style:font-weight-asian="bold"/>
    </style:style>
    <style:style style:name="P11" style:parent-style-name="Textbody" style:family="paragraph">
      <style:text-properties fo:font-weight="bold" style:font-weight-asian="bold"/>
    </style:style>
  </office:automatic-styles>
  <office:body>
    <office:text text:use-soft-page-breaks="true">
      <text:p text:style-name="P1">Compte-rendu de TP</text:p>
      <text:p text:style-name="P2">TP 2</text:p>
      <text:p text:style-name="P3">ROTA-GRAZIOSI Othilie</text:p>
      <text:p text:style-name="P4">WENDL Tobias</text:p>
      <text:p text:style-name="P5">Groupe TD2-TP3</text:p>
      <text:p text:style-name="P6">Introduction :</text:p>
      <text:p text:style-name="Textbody">Le but de ce TP est de gérer<text:s/>les réservations d’un<text:s/>Hôtel.<text:s/></text:p>
      <text:p text:style-name="Textbody">Nous avons choisi ce TP car il s’agit d’un TP de niveau débutant, permettant de mettre en pratique tous les principes de la programmation orienté objet vu en cours.</text:p>
      <text:p text:style-name="Textbody">Ayant suivi le cursus GEIPI tous les deux, nous avons certes déjà suivi des cours de C++ et de python mais il nous semblait judicieux de reprendre les bases en traitant un TP de niveau débutant.</text:p>
      <text:p text:style-name="Textbody">Ce TP<text:s/>est le premier que nous avons traité. Avant de démarrer ce<text:s/>TP<text:s/>nous avions fait un travail préliminaire sur papier pour pouvoir identifier les attributs et les méthodes de chaque classe, cependant nous n’avons malheureusement pas gardé<text:s/>de traces.</text:p>
      <text:p text:style-name="P7">Répartition du travail :</text:p>
      <text:p text:style-name="Textbody">Pour ce tp nous avons décidé de coder en parallèle les premières classes de ce tp pour pouvoir de nouveau se familiariser avec le c++. <text:s/>De plus, pour la classe date, nous nous sommes contentés de récupérer celle faite en cours et de la modifier (crédit dans notre code). Ensuite, pour la partie 2, nous avons simplement prix les questions 2 par 2 pour en faire une chacun. A chaque fois nous prenions le temps de tester ces deux questions, vérifiant le code de l’autre et débuguant ensemble.</text:p>
      <text:p text:style-name="P8">Outils utilisés : Github &amp; Replit.</text:p>
      <text:p text:style-name="Textbody">Vous pourrez constater que les commit ont été moins fréquents durant la deuxième partie du tp. En effet nous avions commencé par travailler sur deux outils différents, Visual Studio et Replit, ce qui impliquait de faire des commits réguliers pour pouvoir récupérer le code de l’autre. Cependant passé la première moitié du tp, nous avons utilisé une fonctionnalité de Replit nous permettant de coder à deux sur le même projet. N’ayant pas rencontré de difficulté majeure, nous avons donc moins senti la nécessité de commit régulièrement, ce qui est une erreur puisque qu’un bug aurait pu nous coûter de nombreuses heures de travail. <text:s/></text:p>
      <text:p text:style-name="Normal">Vous pourrez directement exécuter le code avec le lien suivant :<text:s/></text:p>
      <text:p text:style-name="Normal"><text:a xlink:href="https://replit.com/join/anjsldvoxp-geryaw" office:target-frame-name="_top" xlink:show="replace"><text:span text:style-name="Lienhypertexte">https://replit.com/join/anjsldvoxp-geryaw</text:span></text:a><text:s/></text:p>
      <text:p text:style-name="Normal"/>
      <text:p text:style-name="Normal">Vous pourrez accéder au projet complet sur GitHub via le lien suivant :<text:s/></text:p>
      <text:p text:style-name="Normal"><text:a xlink:href="https://github.com/G3R74W/TP2-test.git" office:target-frame-name="_top" xlink:show="replace"><text:span text:style-name="Lienhypertexte">https://github.com/G3R74W/TP2-test.git</text:span></text:a><text:s/></text:p>
      <text:p text:style-name="P9"/>
      <text:p text:style-name="P10">Difficultés rencontrées :</text:p>
      <text:p text:style-name="Textbody"> La première partie du tp (la création des classes) ne nous a posé aucun problème. La deuxième partie nous a demandé plus de temps, en effet elle demandait l’utilisation de référence pour éviter les problèmes de passage en copie. Nous avons donc pris du temps pour comprendre le fonctionnement des pointeurs, qui est désormais acquis. De la même façon ce tp nous a poussé à apprendre le fonctionnement des vecteurs pour remplacer l’utilisation excessive d’array dans notre code, ce qui posait des soucis à cause de l’allocation dynamique nécessaire à plusieurs moments. Enfin ce tp nous a permis d’apprendre à faire des surcharges, ce que nous n’avions jamais fait avant.</text:p>
      <text:p text:style-name="P11">Conclusion :</text:p>
      <text:p text:style-name="Textbody">Traiter un TP de niveau débutant nous a permis de consolider nos bases en programmation orientée objet et de mettre en place de bonnes pratiques de programmation. Il nous a également permis de comprendre et de mettre en pratique l’utilisation de vecteurs, de référence et de surcharg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wend</meta:initial-creator>
    <dc:creator>Tobias Wendl</dc:creator>
    <meta:creation-date>2023-01-25T13:27:00Z</meta:creation-date>
    <dc:date>2023-01-25T13:37:00Z</dc:date>
    <meta:template xlink:href="Normal" xlink:type="simple"/>
    <meta:editing-cycles>3</meta:editing-cycles>
    <meta:editing-duration>PT540S</meta:editing-duration>
    <meta:document-statistic meta:page-count="2" meta:paragraph-count="6" meta:word-count="505" meta:character-count="3277" meta:row-count="23" meta:non-whitespace-character-count="2778"/>
  </office:meta>
</office:document-meta>
</file>